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1000001278305AD2E93D466D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2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style:text-properties style:text-line-through-style="none" style:text-line-through-type="none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style:text-line-through-style="none" style:text-line-through-type="none" fo:font-weight="normal" style:font-weight-asian="normal" style:font-weight-complex="normal"/>
    </style:style>
    <style:style style:name="P8" style:family="paragraph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>
      <style:text-properties style:use-window-font-color="true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T1" style:family="text">
      <style:text-properties fo:color="#fff2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 style:text-line-through-type="none" fo:font-weight="normal" style:font-weight-asian="normal" style:font-weight-complex="normal"/>
    </style:style>
    <style:style style:name="T4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862cm" svg:x="1cm" svg:y="1.418cm">
          <draw:image xlink:href="Pictures/1000020100000D1000001278305AD2E93D466D38.png" xlink:type="simple" xlink:show="embed" xlink:actuate="onLoad">
            <text:p/>
          </draw:image>
        </draw:frame>
        <draw:frame draw:style-name="gr2" draw:text-style-name="P3" draw:layer="layout" svg:width="1.328cm" svg:height="1.195cm" svg:x="4.302cm" svg:y="4.758cm">
          <draw:text-box>
            <text:p text:style-name="P2"><text:span text:style-name="T1">@</text:span></text:p>
          </draw:text-box>
        </draw:frame>
        <draw:frame draw:style-name="gr2" draw:text-style-name="P5" draw:layer="layout" svg:width="0.853cm" svg:height="0.962cm" svg:x="4.556cm" svg:y="4.175cm">
          <draw:text-box>
            <text:p text:style-name="P4"><text:span text:style-name="T2">1</text:span></text:p>
          </draw:text-box>
        </draw:frame>
        <draw:frame draw:style-name="gr2" draw:text-style-name="P7" draw:layer="layout" svg:width="0.853cm" svg:height="0.962cm" svg:x="5.227cm" svg:y="4.175cm">
          <draw:text-box>
            <text:p text:style-name="P6"><text:span text:style-name="T3">2</text:span></text:p>
          </draw:text-box>
        </draw:frame>
        <draw:frame draw:style-name="gr2" draw:text-style-name="P9" draw:layer="layout" svg:width="0.853cm" svg:height="0.962cm" svg:x="5.257cm" svg:y="4.875cm">
          <draw:text-box>
            <text:p text:style-name="P8"><text:span text:style-name="T4">3</text:span></text:p>
          </draw:text-box>
        </draw:frame>
        <draw:frame draw:style-name="gr2" draw:text-style-name="P5" draw:layer="layout" svg:width="0.853cm" svg:height="0.962cm" svg:x="4.557cm" svg:y="5.575cm">
          <draw:text-box>
            <text:p text:style-name="P4"><text:span text:style-name="T2">5</text:span></text:p>
          </draw:text-box>
        </draw:frame>
        <draw:frame draw:style-name="gr2" draw:text-style-name="P5" draw:layer="layout" svg:width="0.853cm" svg:height="0.962cm" svg:x="5.257cm" svg:y="5.575cm">
          <draw:text-box>
            <text:p text:style-name="P4"><text:span text:style-name="T2">4</text:span></text:p>
          </draw:text-box>
        </draw:frame>
        <draw:frame draw:style-name="gr2" draw:text-style-name="P11" draw:layer="layout" svg:width="0.853cm" svg:height="0.962cm" svg:x="3.757cm" svg:y="4.875cm">
          <draw:text-box>
            <text:p text:style-name="P10"><text:span text:style-name="T5">7</text:span></text:p>
          </draw:text-box>
        </draw:frame>
        <draw:frame draw:style-name="gr2" draw:text-style-name="P5" draw:layer="layout" svg:width="0.853cm" svg:height="0.962cm" svg:x="3.757cm" svg:y="4.175cm">
          <draw:text-box>
            <text:p text:style-name="P4"><text:span text:style-name="T2">8</text:span></text:p>
          </draw:text-box>
        </draw:frame>
        <draw:frame draw:style-name="gr2" draw:text-style-name="P5" draw:layer="layout" svg:width="0.853cm" svg:height="0.962cm" svg:x="3.757cm" svg:y="5.575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9T18:47:17.922818784</dc:date>
    <meta:editing-duration>PT6M41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